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fo:color="#000000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Affichage des moyennes :</text:span></text:p>
      <text:p text:style-name="P1"><text:span text:style-name="T1">*************************</text:span></text:p>
      <text:p text:style-name="P2"/>
      <text:p text:style-name="P1"><text:span text:style-name="T1">NDVI=-1.1140237510396976E7</text:span></text:p>
      <text:p text:style-name="P1"><text:span text:style-name="T1">IR=91.26086956521739</text:span></text:p>
      <text:p text:style-name="P1"><text:span text:style-name="T1">variance NDVI=5.68906534225374E8</text:span></text:p>
      <text:p text:style-name="P1"><text:span text:style-name="T1">varianceIR=16.144700026086202</text:span></text:p>
      <text:p text:style-name="P2"/>
      <text:p text:style-name="P1"><text:span text:style-name="T1">NDVI=-1.1083304347826088E7</text:span></text:p>
      <text:p text:style-name="P1"><text:span text:style-name="T1">IR=93.70132325141778</text:span></text:p>
      <text:p text:style-name="P1"><text:span text:style-name="T1">variance NDVI=3.449068622299224E8</text:span></text:p>
      <text:p text:style-name="P1"><text:span text:style-name="T1">varianceIR=36.12239518485982</text:span></text:p>
      <text:p text:style-name="P2"/>
      <text:p text:style-name="P1"><text:span text:style-name="T1">NDVI=-1.1444845423440455E7</text:span></text:p>
      <text:p text:style-name="P1"><text:span text:style-name="T1">IR=78.82608695652173</text:span></text:p>
      <text:p text:style-name="P1"><text:span text:style-name="T1">variance NDVI=1.3458990135717636E8</text:span></text:p>
      <text:p text:style-name="P1"><text:span text:style-name="T1">varianceIR=66.13903966895467</text:span></text:p>
      <text:p text:style-name="P2"/>
      <text:p text:style-name="P1"><text:span text:style-name="T1">NDVI=-1.1136661759924386E7</text:span></text:p>
      <text:p text:style-name="P1"><text:span text:style-name="T1">IR=86.39886578449905</text:span></text:p>
      <text:p text:style-name="P1"><text:span text:style-name="T1">variance NDVI=8.86592552723029E7</text:span></text:p>
      <text:p text:style-name="P1"><text:span text:style-name="T1">varianceIR=33.572028976027596</text:span></text:p>
      <text:p text:style-name="P2"/>
      <text:p text:style-name="P1"><text:span text:style-name="T1">NDVI=-1.1356274103969755E7</text:span></text:p>
      <text:p text:style-name="P1"><text:span text:style-name="T1">IR=86.24385633270322</text:span></text:p>
      <text:p text:style-name="P1"><text:span text:style-name="T1">variance NDVI=1.0802720541115028E8</text:span></text:p>
      <text:p text:style-name="P1"><text:span text:style-name="T1">varianceIR=9.768516612886923</text:span></text:p>
      <text:p text:style-name="P2"/>
      <text:p text:style-name="P1"><text:span text:style-name="T1">NDVI=-1.1347816572778828E7</text:span></text:p>
      <text:p text:style-name="P1"><text:span text:style-name="T1">IR=86.58034026465029</text:span></text:p>
      <text:p text:style-name="P1"><text:span text:style-name="T1">variance NDVI=2085467.2051685655</text:span></text:p>
      <text:p text:style-name="P1"><text:span text:style-name="T1">varianceIR=8.141759658024547</text:span></text:p>
      <text:p text:style-name="P2"/>
      <text:p text:style-name="P1"><text:span text:style-name="T1">NDVI=-1.1206242735349717E7</text:span></text:p>
      <text:p text:style-name="P1"><text:span text:style-name="T1">IR=78.38374291115312</text:span></text:p>
      <text:p text:style-name="P1"><text:span text:style-name="T1">variance NDVI=1.536681025258578E8</text:span></text:p>
      <text:p text:style-name="P1"><text:span text:style-name="T1">varianceIR=26.493594218899222</text:span></text:p>
      <text:p text:style-name="P2"/>
      <text:p text:style-name="P1"><text:span text:style-name="T1">NDVI=-1.092368011153119E7</text:span></text:p>
      <text:p text:style-name="P1"><text:span text:style-name="T1">IR=81.37051039697542</text:span></text:p>
      <text:p text:style-name="P1"><text:span text:style-name="T1">variance NDVI=4408.547691652673</text:span></text:p>
      <text:p text:style-name="P1"><text:span text:style-name="T1">varianceIR=40.42446110483377</text:span></text:p>
      <text:p text:style-name="P2"/>
      <text:p text:style-name="P1"><text:span text:style-name="T1">NDVI=-1.0523772499054821E7</text:span></text:p>
      <text:p text:style-name="P1"><text:span text:style-name="T1">IR=90.85066162570888</text:span></text:p>
      <text:p text:style-name="P1"><text:span text:style-name="T1">variance NDVI=7549503.32063494</text:span></text:p>
      <text:p text:style-name="P1"><text:span text:style-name="T1">varianceIR=30.572863868166547</text:span></text:p>
      <text:p text:style-name="P2"/>
      <text:p text:style-name="P1"><text:span text:style-name="T1">NDVI=-1.022514177126654E7</text:span></text:p>
      <text:p text:style-name="P1"><text:span text:style-name="T1">IR=98.30434782608695</text:span></text:p>
      <text:p text:style-name="P1"><text:span text:style-name="T1">variance NDVI=3.553902252100444E8</text:span></text:p>
      <text:p text:style-name="P1"><text:span text:style-name="T1">varianceIR=143.16775954917316</text:span></text:p>
      <text:p text:style-name="P2"/>
      <text:p text:style-name="P1"><text:span text:style-name="T1">NDVI=-1.1661204720226843E7</text:span></text:p>
      <text:p text:style-name="P1"><text:span text:style-name="T1">IR=83.56710775047259</text:span></text:p>
      <text:p text:style-name="P1"><text:span text:style-name="T1">variance NDVI=2.2709799107978377E8</text:span></text:p>
      <text:p text:style-name="P1"><text:span text:style-name="T1">varianceIR=9.862626035231205</text:span></text:p>
      <text:p text:style-name="P2"/>
      <text:p text:style-name="P1"><text:span text:style-name="T1">NDVI=-1.1996525761814745E7</text:span></text:p>
      <text:p text:style-name="P1"><text:span text:style-name="T1">IR=78.00378071833649</text:span></text:p>
      <text:p text:style-name="P1"><text:span text:style-name="T1">variance NDVI=3.32297678124364E8</text:span></text:p>
      <text:p text:style-name="P1"><text:span text:style-name="T1">varianceIR=29.668397438407673</text:span></text:p>
      <text:p text:style-name="P2"><text:soft-page-break/></text:p>
      <text:p text:style-name="P1"><text:span text:style-name="T1">NDVI=-1.2096039722117202E7</text:span></text:p>
      <text:p text:style-name="P1"><text:span text:style-name="T1">IR=73.5179584120983</text:span></text:p>
      <text:p text:style-name="P1"><text:span text:style-name="T1">variance NDVI=9.667658110044111E8</text:span></text:p>
      <text:p text:style-name="P1"><text:span text:style-name="T1">varianceIR=24.920547455894287</text:span></text:p>
      <text:p text:style-name="P2"/>
      <text:p text:style-name="P1"><text:span text:style-name="T1">NDVI=-1.125755190548204E7</text:span></text:p>
      <text:p text:style-name="P1"><text:span text:style-name="T1">IR=76.1625708884688</text:span></text:p>
      <text:p text:style-name="P1"><text:span text:style-name="T1">variance NDVI=3.614097215007919E7</text:span></text:p>
      <text:p text:style-name="P1"><text:span text:style-name="T1">varianceIR=14.194245950723484</text:span></text:p>
      <text:p text:style-name="P2"/>
      <text:p text:style-name="P1"><text:span text:style-name="T1">NDVI=-1.1800989517958412E7</text:span></text:p>
      <text:p text:style-name="P1"><text:span text:style-name="T1">IR=74.28544423440454</text:span></text:p>
      <text:p text:style-name="P1"><text:span text:style-name="T1">variance NDVI=2.372745542998679E8</text:span></text:p>
      <text:p text:style-name="P1"><text:span text:style-name="T1">varianceIR=20.83596435861583</text:span></text:p>
      <text:p text:style-name="P2"/>
      <text:p text:style-name="P1"><text:span text:style-name="T1">NDVI=-1.1921352722117202E7</text:span></text:p>
      <text:p text:style-name="P1"><text:span text:style-name="T1">IR=74.6351606805293</text:span></text:p>
      <text:p text:style-name="P1"><text:span text:style-name="T1">variance NDVI=1.4586945022808608E8</text:span></text:p>
      <text:p text:style-name="P1"><text:span text:style-name="T1">varianceIR=60.11151837646615</text:span></text:p>
      <text:p text:style-name="P2"/>
      <text:p text:style-name="P1"><text:span text:style-name="T1">NDVI=-1.149981090926276E7</text:span></text:p>
      <text:p text:style-name="P1"><text:span text:style-name="T1">IR=79.29867674858222</text:span></text:p>
      <text:p text:style-name="P1"><text:span text:style-name="T1">variance NDVI=2.7595556929509836E8</text:span></text:p>
      <text:p text:style-name="P1"><text:span text:style-name="T1">varianceIR=45.514346328544754</text:span></text:p>
      <text:p text:style-name="P2"/>
      <text:p text:style-name="P1"><text:span text:style-name="T1">NDVI=-1.173727211531191E7</text:span></text:p>
      <text:p text:style-name="P1"><text:span text:style-name="T1">IR=71.88468809073724</text:span></text:p>
      <text:p text:style-name="P1"><text:span text:style-name="T1">variance NDVI=1.576314386845991E8</text:span></text:p>
      <text:p text:style-name="P1"><text:span text:style-name="T1">varianceIR=12.558363620864919</text:span></text:p>
      <text:p text:style-name="P2"/>
      <text:p text:style-name="P1"><text:span text:style-name="T1">NDVI=-1.1315812714555766E7</text:span></text:p>
      <text:p text:style-name="P1"><text:span text:style-name="T1">IR=77.85633270321361</text:span></text:p>
      <text:p text:style-name="P1"><text:span text:style-name="T1">variance NDVI=2.929318145802176E8</text:span></text:p>
      <text:p text:style-name="P1"><text:span text:style-name="T1">varianceIR=84.76878984392745</text:span></text:p>
      <text:p text:style-name="P2"/>
      <text:p text:style-name="P1"><text:span text:style-name="T1">NDVI=-1.0362404083175803E7</text:span></text:p>
      <text:p text:style-name="P1"><text:span text:style-name="T1">IR=98.44990548204159</text:span></text:p>
      <text:p text:style-name="P1"><text:span text:style-name="T1">variance NDVI=5.098269614313782E7</text:span></text:p>
      <text:p text:style-name="P1"><text:span text:style-name="T1">varianceIR=43.49585327920042</text:span></text:p>
      <text:p text:style-name="P2"/>
      <text:p text:style-name="P1"><text:span text:style-name="T1">NDVI=-1.169474590548204E7</text:span></text:p>
      <text:p text:style-name="P1"><text:span text:style-name="T1">IR=79.34971644612476</text:span></text:p>
      <text:p text:style-name="P1"><text:span text:style-name="T1">variance NDVI=2.586604425952108E7</text:span></text:p>
      <text:p text:style-name="P1"><text:span text:style-name="T1">varianceIR=16.885973454720858</text:span></text:p>
      <text:p text:style-name="P2"/>
      <text:p text:style-name="P1"><text:span text:style-name="T1">NDVI=-1.2104312960302457E7</text:span></text:p>
      <text:p text:style-name="P1"><text:span text:style-name="T1">IR=69.2249527410208</text:span></text:p>
      <text:p text:style-name="P1"><text:span text:style-name="T1">variance NDVI=3.2888789025417343E7</text:span></text:p>
      <text:p text:style-name="P1"><text:span text:style-name="T1">varianceIR=40.32575558755216</text:span></text:p>
      <text:p text:style-name="P2"/>
      <text:p text:style-name="P1"><text:span text:style-name="T1">NDVI=-1.2269641376181474E7</text:span></text:p>
      <text:p text:style-name="P1"><text:span text:style-name="T1">IR=67.44801512287334</text:span></text:p>
      <text:p text:style-name="P1"><text:span text:style-name="T1">variance NDVI=1980597.3297689566</text:span></text:p>
      <text:p text:style-name="P1"><text:span text:style-name="T1">varianceIR=15.474584423240728</text:span></text:p>
      <text:p text:style-name="P2"/>
      <text:p text:style-name="P1"><text:span text:style-name="T1">NDVI=-1.1873679147448014E7</text:span></text:p>
      <text:p text:style-name="P1"><text:span text:style-name="T1">IR=70.26654064272212</text:span></text:p>
      <text:p text:style-name="P1"><text:span text:style-name="T1">variance NDVI=7.413210313392506E8</text:span></text:p>
      <text:p text:style-name="P1"><text:span text:style-name="T1">varianceIR=13.661256149851615</text:span></text:p>
      <text:p text:style-name="P2"/>
      <text:p text:style-name="P1"><text:span text:style-name="T1">NDVI=-1.2020767423440455E7</text:span></text:p>
      <text:p text:style-name="P1"><text:soft-page-break/><text:span text:style-name="T1">IR=67.29867674858222</text:span></text:p>
      <text:p text:style-name="P1"><text:span text:style-name="T1">variance NDVI=1.1260848727633245E8</text:span></text:p>
      <text:p text:style-name="P1"><text:span text:style-name="T1">varianceIR=11.943139821992675</text:span></text:p>
      <text:p text:style-name="P2"/>
      <text:p text:style-name="P1"><text:span text:style-name="T1">NDVI=-1.1653877699432893E7</text:span></text:p>
      <text:p text:style-name="P1"><text:span text:style-name="T1">IR=72.72778827977315</text:span></text:p>
      <text:p text:style-name="P1"><text:span text:style-name="T1">variance NDVI=1.0436782616120683E7</text:span></text:p>
      <text:p text:style-name="P1"><text:span text:style-name="T1">varianceIR=34.5106478267578</text:span></text:p>
      <text:p text:style-name="P2"/>
      <text:p text:style-name="P1"><text:span text:style-name="T1">NDVI=-1.1690789285444234E7</text:span></text:p>
      <text:p text:style-name="P1"><text:span text:style-name="T1">IR=74.01890359168242</text:span></text:p>
      <text:p text:style-name="P1"><text:span text:style-name="T1">variance NDVI=1.511549778508229E8</text:span></text:p>
      <text:p text:style-name="P1"><text:span text:style-name="T1">varianceIR=18.26958233080893</text:span></text:p>
      <text:p text:style-name="P2"/>
      <text:p text:style-name="P1"><text:span text:style-name="T1">NDVI=-1.130307077504726E7</text:span></text:p>
      <text:p text:style-name="P1"><text:span text:style-name="T1">IR=77.38374291115312</text:span></text:p>
      <text:p text:style-name="P1"><text:span text:style-name="T1">variance NDVI=2.6779646794800803E7</text:span></text:p>
      <text:p text:style-name="P1"><text:span text:style-name="T1">varianceIR=23.027115039650926</text:span></text:p>
      <text:p text:style-name="P2"/>
      <text:p text:style-name="P1"><text:span text:style-name="T1">NDVI=-1.1066168952741021E7</text:span></text:p>
      <text:p text:style-name="P1"><text:span text:style-name="T1">IR=81.45179584120983</text:span></text:p>
      <text:p text:style-name="P1"><text:span text:style-name="T1">variance NDVI=1.884903072074223E8</text:span></text:p>
      <text:p text:style-name="P1"><text:span text:style-name="T1">varianceIR=34.50929270266344</text:span></text:p>
      <text:p text:style-name="P2"/>
      <text:p text:style-name="P1"><text:span text:style-name="T1">NDVI=-1.0695783393194707E7</text:span></text:p>
      <text:p text:style-name="P1"><text:span text:style-name="T1">IR=83.88846880907373</text:span></text:p>
      <text:p text:style-name="P1"><text:span text:style-name="T1">variance NDVI=7.275066414191172E8</text:span></text:p>
      <text:p text:style-name="P1"><text:span text:style-name="T1">varianceIR=16.464451529047828</text:span></text:p>
      <text:p text:style-name="P2"/>
      <text:p text:style-name="P1"><text:span text:style-name="T1">NDVI=-1.224774579584121E7</text:span></text:p>
      <text:p text:style-name="P1"><text:span text:style-name="T1">IR=69.46313799621929</text:span></text:p>
      <text:p text:style-name="P1"><text:span text:style-name="T1">variance NDVI=8.249916732096449E7</text:span></text:p>
      <text:p text:style-name="P1"><text:span text:style-name="T1">varianceIR=19.237540134608892</text:span></text:p>
      <text:p text:style-name="P2"/>
      <text:p text:style-name="P1"><text:span text:style-name="T1">NDVI=-1.150794243478261E7</text:span></text:p>
      <text:p text:style-name="P1"><text:span text:style-name="T1">IR=71.53875236294896</text:span></text:p>
      <text:p text:style-name="P1"><text:span text:style-name="T1">variance NDVI=3.91290453418827E8</text:span></text:p>
      <text:p text:style-name="P1"><text:span text:style-name="T1">varianceIR=24.54300314972949</text:span></text:p>
      <text:p text:style-name="P2"/>
      <text:p text:style-name="P1"><text:span text:style-name="T1">NDVI=-1.2250277812854443E7</text:span></text:p>
      <text:p text:style-name="P1"><text:span text:style-name="T1">IR=64.53875236294896</text:span></text:p>
      <text:p text:style-name="P1"><text:span text:style-name="T1">variance NDVI=8.497043079451412E8</text:span></text:p>
      <text:p text:style-name="P1"><text:span text:style-name="T1">varianceIR=25.736684561674096</text:span></text:p>
      <text:p text:style-name="P2"/>
      <text:p text:style-name="P1"><text:span text:style-name="T1">NDVI=-1.2091487200378072E7</text:span></text:p>
      <text:p text:style-name="P1"><text:span text:style-name="T1">IR=67.88468809073724</text:span></text:p>
      <text:p text:style-name="P1"><text:span text:style-name="T1">variance NDVI=352770.78027252946</text:span></text:p>
      <text:p text:style-name="P1"><text:span text:style-name="T1">varianceIR=48.4277823264871</text:span></text:p>
      <text:p text:style-name="P2"/>
      <text:p text:style-name="P1"><text:span text:style-name="T1">NDVI=-1.169913545557656E7</text:span></text:p>
      <text:p text:style-name="P1"><text:span text:style-name="T1">IR=72.77126654064273</text:span></text:p>
      <text:p text:style-name="P1"><text:span text:style-name="T1">variance NDVI=5.473841237986056E8</text:span></text:p>
      <text:p text:style-name="P1"><text:span text:style-name="T1">varianceIR=28.153082202924427</text:span></text:p>
      <text:p text:style-name="P2"/>
      <text:p text:style-name="P1"><text:span text:style-name="T1">NDVI=-1.1704860236294895E7</text:span></text:p>
      <text:p text:style-name="P1"><text:span text:style-name="T1">IR=73.87334593572778</text:span></text:p>
      <text:p text:style-name="P1"><text:span text:style-name="T1">variance NDVI=6690845.421291012</text:span></text:p>
      <text:p text:style-name="P1"><text:span text:style-name="T1">varianceIR=22.804887367549068</text:span></text:p>
      <text:p text:style-name="P2"/>
      <text:p text:style-name="P1"><text:span text:style-name="T1">NDVI=-1.1831776274102079E7</text:span></text:p>
      <text:p text:style-name="P1"><text:span text:style-name="T1">IR=72.37618147448015</text:span></text:p>
      <text:p text:style-name="P1"><text:span text:style-name="T1">variance NDVI=1.4127159744500518E8</text:span></text:p>
      <text:p text:style-name="P1"><text:soft-page-break/><text:span text:style-name="T1">varianceIR=52.57552274367733</text:span></text:p>
      <text:p text:style-name="P2"/>
      <text:p text:style-name="P1"><text:span text:style-name="T1">NDVI=-1.1500827041587902E7</text:span></text:p>
      <text:p text:style-name="P1"><text:span text:style-name="T1">IR=75.06805293005671</text:span></text:p>
      <text:p text:style-name="P1"><text:span text:style-name="T1">variance NDVI=1.6465351581001408E9</text:span></text:p>
      <text:p text:style-name="P1"><text:span text:style-name="T1">varianceIR=34.508057968294466</text:span></text:p>
      <text:p text:style-name="P2"/>
      <text:p text:style-name="P1"><text:span text:style-name="T1">NDVI=-1.1262618875236295E7</text:span></text:p>
      <text:p text:style-name="P1"><text:span text:style-name="T1">IR=77.41209829867675</text:span></text:p>
      <text:p text:style-name="P1"><text:span text:style-name="T1">variance NDVI=2.7262568423752107E7</text:span></text:p>
      <text:p text:style-name="P1"><text:span text:style-name="T1">varianceIR=38.67825242701781</text:span></text:p>
      <text:p text:style-name="P2"/>
      <text:p text:style-name="P1"><text:span text:style-name="T1">NDVI=-1.0788598260869564E7</text:span></text:p>
      <text:p text:style-name="P1"><text:span text:style-name="T1">IR=81.36105860113422</text:span></text:p>
      <text:p text:style-name="P1"><text:span text:style-name="T1">variance NDVI=2.927897190780806E8</text:span></text:p>
      <text:p text:style-name="P1"><text:span text:style-name="T1">varianceIR=34.34718272945288</text:span></text:p>
      <text:p text:style-name="P2"/>
      <text:p text:style-name="P1"><text:span text:style-name="T1">NDVI=-1.306751684120983E7</text:span></text:p>
      <text:p text:style-name="P1"><text:span text:style-name="T1">IR=57.843100189035916</text:span></text:p>
      <text:p text:style-name="P1"><text:span text:style-name="T1">variance NDVI=9.255241616269944E8</text:span></text:p>
      <text:p text:style-name="P1"><text:span text:style-name="T1">varianceIR=43.92022978292784</text:span></text:p>
      <text:p text:style-name="P2"/>
      <text:p text:style-name="P1"><text:span text:style-name="T1">NDVI=-1.2887076412098298E7</text:span></text:p>
      <text:p text:style-name="P1"><text:span text:style-name="T1">IR=58.438563327032135</text:span></text:p>
      <text:p text:style-name="P1"><text:span text:style-name="T1">variance NDVI=2.8412244123968774E8</text:span></text:p>
      <text:p text:style-name="P1"><text:span text:style-name="T1">varianceIR=32.792663500673186</text:span></text:p>
      <text:p text:style-name="P2"/>
      <text:p text:style-name="P1"><text:span text:style-name="T1">NDVI=-1.2245586746691871E7</text:span></text:p>
      <text:p text:style-name="P1"><text:span text:style-name="T1">IR=65.33648393194707</text:span></text:p>
      <text:p text:style-name="P1"><text:span text:style-name="T1">variance NDVI=6.718682716837424E7</text:span></text:p>
      <text:p text:style-name="P1"><text:span text:style-name="T1">varianceIR=114.25134592193399</text:span></text:p>
      <text:p text:style-name="P2"/>
      <text:p text:style-name="P1"><text:span text:style-name="T1">NDVI=-1.1847564697542533E7</text:span></text:p>
      <text:p text:style-name="P1"><text:span text:style-name="T1">IR=70.78071833648393</text:span></text:p>
      <text:p text:style-name="P1"><text:span text:style-name="T1">variance NDVI=1.161705169101109E9</text:span></text:p>
      <text:p text:style-name="P1"><text:span text:style-name="T1">varianceIR=35.97821061485951</text:span></text:p>
      <text:p text:style-name="P2"/>
      <text:p text:style-name="P1"><text:span text:style-name="T1">NDVI=-1.1783364166351607E7</text:span></text:p>
      <text:p text:style-name="P1"><text:span text:style-name="T1">IR=70.96408317580341</text:span></text:p>
      <text:p text:style-name="P1"><text:span text:style-name="T1">variance NDVI=1.3764205439886457E8</text:span></text:p>
      <text:p text:style-name="P1"><text:span text:style-name="T1">varianceIR=20.352020191536127</text:span></text:p>
      <text:p text:style-name="P2"/>
      <text:p text:style-name="P1"><text:span text:style-name="T1">NDVI=-1.1581221621928167E7</text:span></text:p>
      <text:p text:style-name="P1"><text:span text:style-name="T1">IR=73.19848771266541</text:span></text:p>
      <text:p text:style-name="P1"><text:span text:style-name="T1">variance NDVI=9.842171416859928E8</text:span></text:p>
      <text:p text:style-name="P1"><text:span text:style-name="T1">varianceIR=86.37840717125027</text:span></text:p>
      <text:p text:style-name="P2"/>
      <text:p text:style-name="P1"><text:span text:style-name="T1">NDVI=-1.1317942529300567E7</text:span></text:p>
      <text:p text:style-name="P1"><text:span text:style-name="T1">IR=77.3421550094518</text:span></text:p>
      <text:p text:style-name="P1"><text:span text:style-name="T1">variance NDVI=2051.0798210547587</text:span></text:p>
      <text:p text:style-name="P1"><text:span text:style-name="T1">varianceIR=55.207710557268875</text:span></text:p>
      <text:p text:style-name="P2"/>
      <text:p text:style-name="P1"><text:span text:style-name="T1">NDVI=-1.1418874145557657E7</text:span></text:p>
      <text:p text:style-name="P1"><text:span text:style-name="T1">IR=76.02457466918715</text:span></text:p>
      <text:p text:style-name="P1"><text:span text:style-name="T1">variance NDVI=9.697359298054601E7</text:span></text:p>
      <text:p text:style-name="P1"><text:span text:style-name="T1">varianceIR=33.23708219835826</text:span></text:p>
      <text:p text:style-name="P2"/>
      <text:p text:style-name="P1"><text:span text:style-name="T1">NDVI=-1.1002380580340264E7</text:span></text:p>
      <text:p text:style-name="P1"><text:span text:style-name="T1">IR=79.85066162570888</text:span></text:p>
      <text:p text:style-name="P1"><text:span text:style-name="T1">variance NDVI=6.238766917794828E7</text:span></text:p>
      <text:p text:style-name="P1"><text:span text:style-name="T1">varianceIR=48.44863975518809</text:span></text:p>
      <text:p text:style-name="P2"/>
      <text:p text:style-name="P1"><text:soft-page-break/><text:span text:style-name="T1">NDVI=-1.062268004536862E7</text:span></text:p>
      <text:p text:style-name="P1"><text:span text:style-name="T1">IR=89.79962192816635</text:span></text:p>
      <text:p text:style-name="P1"><text:span text:style-name="T1">variance NDVI=5.3124511049529E7</text:span></text:p>
      <text:p text:style-name="P1"><text:span text:style-name="T1">varianceIR=89.43805675392673</text:span></text:p>
      <text:p text:style-name="P2"/>
      <text:p text:style-name="P1"><text:span text:style-name="T1">NDVI=-1.3130698468809074E7</text:span></text:p>
      <text:p text:style-name="P1"><text:span text:style-name="T1">IR=57.40264650283554</text:span></text:p>
      <text:p text:style-name="P1"><text:span text:style-name="T1">variance NDVI=1339909.3828719237</text:span></text:p>
      <text:p text:style-name="P1"><text:span text:style-name="T1">varianceIR=100.00434805373435</text:span></text:p>
      <text:p text:style-name="P2"/>
      <text:p text:style-name="P1"><text:span text:style-name="T1">NDVI=-1.1944008848771267E7</text:span></text:p>
      <text:p text:style-name="P1"><text:span text:style-name="T1">IR=70.39508506616257</text:span></text:p>
      <text:p text:style-name="P1"><text:span text:style-name="T1">variance NDVI=3.0928356122816267E9</text:span></text:p>
      <text:p text:style-name="P1"><text:span text:style-name="T1">varianceIR=96.91095505225734</text:span></text:p>
      <text:p text:style-name="P2"/>
      <text:p text:style-name="P1"><text:span text:style-name="T1">NDVI=-1.1258655599243857E7</text:span></text:p>
      <text:p text:style-name="P1"><text:span text:style-name="T1">IR=77.76937618147448</text:span></text:p>
      <text:p text:style-name="P1"><text:span text:style-name="T1">variance NDVI=6248139.28591926</text:span></text:p>
      <text:p text:style-name="P1"><text:span text:style-name="T1">varianceIR=8.548090294509588</text:span></text:p>
      <text:p text:style-name="P2"/>
      <text:p text:style-name="P1"><text:span text:style-name="T1">NDVI=-1.174241513610586E7</text:span></text:p>
      <text:p text:style-name="P1"><text:span text:style-name="T1">IR=71.6086956521739</text:span></text:p>
      <text:p text:style-name="P1"><text:span text:style-name="T1">variance NDVI=5.877402724998391E8</text:span></text:p>
      <text:p text:style-name="P1"><text:span text:style-name="T1">varianceIR=71.83328032704287</text:span></text:p>
      <text:p text:style-name="P2"/>
      <text:p text:style-name="P1"><text:span text:style-name="T1">NDVI=-1.1748191797731569E7</text:span></text:p>
      <text:p text:style-name="P1"><text:span text:style-name="T1">IR=72.12665406427222</text:span></text:p>
      <text:p text:style-name="P1"><text:span text:style-name="T1">variance NDVI=1.6809742116171777E7</text:span></text:p>
      <text:p text:style-name="P1"><text:span text:style-name="T1">varianceIR=26.54209528204337</text:span></text:p>
      <text:p text:style-name="P2"/>
      <text:p text:style-name="P1"><text:span text:style-name="T1">NDVI=-1.0966496351606805E7</text:span></text:p>
      <text:p text:style-name="P1"><text:span text:style-name="T1">IR=82.46124763705104</text:span></text:p>
      <text:p text:style-name="P1"><text:span text:style-name="T1">variance NDVI=2.6451679511465725E8</text:span></text:p>
      <text:p text:style-name="P1"><text:span text:style-name="T1">varianceIR=16.149929940299828</text:span></text:p>
      <text:p text:style-name="P2"/>
      <text:p text:style-name="P1"><text:span text:style-name="T1">NDVI=-1.0625429829867674E7</text:span></text:p>
      <text:p text:style-name="P1"><text:span text:style-name="T1">IR=84.87712665406427</text:span></text:p>
      <text:p text:style-name="P1"><text:span text:style-name="T1">variance NDVI=1.816532631086015E7</text:span></text:p>
      <text:p text:style-name="P1"><text:span text:style-name="T1">varianceIR=4.142041326208411</text:span></text:p>
      <text:p text:style-name="P2"/>
      <text:p text:style-name="P1"><text:span text:style-name="T1">NDVI=-1.0979348334593574E7</text:span></text:p>
      <text:p text:style-name="P1"><text:span text:style-name="T1">IR=79.83931947069944</text:span></text:p>
      <text:p text:style-name="P1"><text:span text:style-name="T1">variance NDVI=6.736509159278712E7</text:span></text:p>
      <text:p text:style-name="P1"><text:span text:style-name="T1">varianceIR=12.309374458513918</text:span></text:p>
      <text:p text:style-name="P2"/>
      <text:p text:style-name="P1"><text:span text:style-name="T1">NDVI=-1.0636450103969755E7</text:span></text:p>
      <text:p text:style-name="P1"><text:span text:style-name="T1">IR=86.63705103969754</text:span></text:p>
      <text:p text:style-name="P1"><text:span text:style-name="T1">variance NDVI=2.180239904404632E9</text:span></text:p>
      <text:p text:style-name="P1"><text:span text:style-name="T1">varianceIR=17.588454465930248</text:span></text:p>
      <text:p text:style-name="P2"/>
      <text:p text:style-name="P1"><text:span text:style-name="T1">NDVI=-1.0383999047258979E7</text:span></text:p>
      <text:p text:style-name="P1"><text:span text:style-name="T1">IR=94.10964083175803</text:span></text:p>
      <text:p text:style-name="P1"><text:span text:style-name="T1">variance NDVI=230787.97079837337</text:span></text:p>
      <text:p text:style-name="P1"><text:span text:style-name="T1">varianceIR=139.4598588454455</text:span></text:p>
      <text:p text:style-name="P2"/>
      <text:p text:style-name="P1"><text:span text:style-name="T1">NDVI=-1.376235658979206E7</text:span></text:p>
      <text:p text:style-name="P1"><text:span text:style-name="T1">IR=51.93950850661626</text:span></text:p>
      <text:p text:style-name="P1"><text:span text:style-name="T1">variance NDVI=5.878945189717225E9</text:span></text:p>
      <text:p text:style-name="P1"><text:span text:style-name="T1">varianceIR=176.41545711932073</text:span></text:p>
      <text:p text:style-name="P2"/>
      <text:p text:style-name="P1"><text:span text:style-name="T1">NDVI=-1.2648815487712665E7</text:span></text:p>
      <text:p text:style-name="P1"><text:span text:style-name="T1">IR=65.63137996219281</text:span></text:p>
      <text:p text:style-name="P1"><text:soft-page-break/><text:span text:style-name="T1">variance NDVI=1.4386568884373772E9</text:span></text:p>
      <text:p text:style-name="P1"><text:span text:style-name="T1">varianceIR=64.33383200069818</text:span></text:p>
      <text:p text:style-name="P2"/>
      <text:p text:style-name="P1"><text:span text:style-name="T1">NDVI=-1.2010362633270321E7</text:span></text:p>
      <text:p text:style-name="P1"><text:span text:style-name="T1">IR=71.90737240075615</text:span></text:p>
      <text:p text:style-name="P1"><text:span text:style-name="T1">variance NDVI=4.5302049601022696E8</text:span></text:p>
      <text:p text:style-name="P1"><text:span text:style-name="T1">varianceIR=56.54656229341796</text:span></text:p>
      <text:p text:style-name="P2"/>
      <text:p text:style-name="P1"><text:span text:style-name="T1">NDVI=-1.160008811531191E7</text:span></text:p>
      <text:p text:style-name="P1"><text:span text:style-name="T1">IR=76.17958412098298</text:span></text:p>
      <text:p text:style-name="P1"><text:span text:style-name="T1">variance NDVI=9.017330847293693E7</text:span></text:p>
      <text:p text:style-name="P1"><text:span text:style-name="T1">varianceIR=23.008069083842194</text:span></text:p>
      <text:p text:style-name="P2"/>
      <text:p text:style-name="P1"><text:span text:style-name="T1">NDVI=-1.1524000313799622E7</text:span></text:p>
      <text:p text:style-name="P1"><text:span text:style-name="T1">IR=80.20037807183365</text:span></text:p>
      <text:p text:style-name="P1"><text:span text:style-name="T1">variance NDVI=3.820473029890924E8</text:span></text:p>
      <text:p text:style-name="P1"><text:span text:style-name="T1">varianceIR=20.784235476844437</text:span></text:p>
      <text:p text:style-name="P2"/>
      <text:p text:style-name="P1"><text:span text:style-name="T1">NDVI=-1.1400992075614367E7</text:span></text:p>
      <text:p text:style-name="P1"><text:span text:style-name="T1">IR=85.03591682419659</text:span></text:p>
      <text:p text:style-name="P1"><text:span text:style-name="T1">variance NDVI=3950086.304540897</text:span></text:p>
      <text:p text:style-name="P1"><text:span text:style-name="T1">varianceIR=29.58303351696019</text:span></text:p>
      <text:p text:style-name="P2"/>
      <text:p text:style-name="P1"><text:span text:style-name="T1">NDVI=-1.131028179206049E7</text:span></text:p>
      <text:p text:style-name="P1"><text:span text:style-name="T1">IR=78.40453686200378</text:span></text:p>
      <text:p text:style-name="P1"><text:span text:style-name="T1">variance NDVI=2.8589639361998516E8</text:span></text:p>
      <text:p text:style-name="P1"><text:span text:style-name="T1">varianceIR=62.337808151373395</text:span></text:p>
      <text:p text:style-name="P2"/>
      <text:p text:style-name="P1"><text:span text:style-name="T1">NDVI=-1.090496086200378E7</text:span></text:p>
      <text:p text:style-name="P1"><text:span text:style-name="T1">IR=88.4234404536862</text:span></text:p>
      <text:p text:style-name="P1"><text:span text:style-name="T1">variance NDVI=6.154403949133642E7</text:span></text:p>
      <text:p text:style-name="P1"><text:span text:style-name="T1">varianceIR=108.70671863901855</text:span></text:p>
      <text:p text:style-name="P2"/>
      <text:p text:style-name="P1"><text:span text:style-name="T1">NDVI=-1.056470543100189E7</text:span></text:p>
      <text:p text:style-name="P1"><text:span text:style-name="T1">IR=92.2703213610586</text:span></text:p>
      <text:p text:style-name="P1"><text:span text:style-name="T1">variance NDVI=2.039411222671918E7</text:span></text:p>
      <text:p text:style-name="P1"><text:span text:style-name="T1">varianceIR=79.67893430896336</text:span></text:p>
      <text:p text:style-name="P2"/>
      <text:p text:style-name="P1"><text:span text:style-name="T1">NDVI=-1.048597909073724E7</text:span></text:p>
      <text:p text:style-name="P1"><text:span text:style-name="T1">IR=94.01323251417769</text:span></text:p>
      <text:p text:style-name="P1"><text:span text:style-name="T1">variance NDVI=5.641583284625652E7</text:span></text:p>
      <text:p text:style-name="P1"><text:span text:style-name="T1">varianceIR=118.2067963330162</text:span></text:p>
      <text:p text:style-name="P2"/>
      <text:p text:style-name="P1"><text:span text:style-name="T1">NDVI=-1.4126946470699433E7</text:span></text:p>
      <text:p text:style-name="P1"><text:span text:style-name="T1">IR=47.19281663516068</text:span></text:p>
      <text:p text:style-name="P1"><text:span text:style-name="T1">variance NDVI=1.3251959470566058E9</text:span></text:p>
      <text:p text:style-name="P1"><text:span text:style-name="T1">varianceIR=220.76653052017684</text:span></text:p>
      <text:p text:style-name="P2"/>
      <text:p text:style-name="P1"><text:span text:style-name="T1">NDVI=-1.2416167105860114E7</text:span></text:p>
      <text:p text:style-name="P1"><text:span text:style-name="T1">IR=66.14933837429112</text:span></text:p>
      <text:p text:style-name="P1"><text:span text:style-name="T1">variance NDVI=2.26150517896644E8</text:span></text:p>
      <text:p text:style-name="P1"><text:span text:style-name="T1">varianceIR=58.67852029449436</text:span></text:p>
      <text:p text:style-name="P2"/>
      <text:p text:style-name="P1"><text:span text:style-name="T1">NDVI=-1.1708627899810964E7</text:span></text:p>
      <text:p text:style-name="P1"><text:span text:style-name="T1">IR=74.58790170132325</text:span></text:p>
      <text:p text:style-name="P1"><text:span text:style-name="T1">variance NDVI=2.373380434991714E9</text:span></text:p>
      <text:p text:style-name="P1"><text:span text:style-name="T1">varianceIR=31.938596693940905</text:span></text:p>
      <text:p text:style-name="P2"/>
      <text:p text:style-name="P1"><text:span text:style-name="T1">NDVI=-1.1604223725897921E7</text:span></text:p>
      <text:p text:style-name="P1"><text:span text:style-name="T1">IR=78.18714555765595</text:span></text:p>
      <text:p text:style-name="P1"><text:span text:style-name="T1">variance NDVI=3081144.4179434637</text:span></text:p>
      <text:p text:style-name="P1"><text:span text:style-name="T1">varianceIR=9.235732174378327</text:span></text:p>
      <text:p text:style-name="P2"><text:soft-page-break/></text:p>
      <text:p text:style-name="P1"><text:span text:style-name="T1">NDVI=-1.1420176200378072E7</text:span></text:p>
      <text:p text:style-name="P1"><text:span text:style-name="T1">IR=85.42533081285444</text:span></text:p>
      <text:p text:style-name="P1"><text:span text:style-name="T1">variance NDVI=1.7232182496161494E8</text:span></text:p>
      <text:p text:style-name="P1"><text:span text:style-name="T1">varianceIR=42.78409775348473</text:span></text:p>
      <text:p text:style-name="P2"/>
      <text:p text:style-name="P1"><text:span text:style-name="T1">NDVI=-1.1579526194706995E7</text:span></text:p>
      <text:p text:style-name="P1"><text:span text:style-name="T1">IR=82.60680529300568</text:span></text:p>
      <text:p text:style-name="P1"><text:span text:style-name="T1">variance NDVI=1.3242240389878654E8</text:span></text:p>
      <text:p text:style-name="P1"><text:span text:style-name="T1">varianceIR=153.24404495588234</text:span></text:p>
      <text:p text:style-name="P2"/>
      <text:p text:style-name="P1"><text:span text:style-name="T1">NDVI=-1.1248225744801512E7</text:span></text:p>
      <text:p text:style-name="P1"><text:span text:style-name="T1">IR=86.14933837429112</text:span></text:p>
      <text:p text:style-name="P1"><text:span text:style-name="T1">variance NDVI=6.664306598060529E8</text:span></text:p>
      <text:p text:style-name="P1"><text:span text:style-name="T1">varianceIR=148.85616402790023</text:span></text:p>
      <text:p text:style-name="P2"/>
      <text:p text:style-name="P1"><text:span text:style-name="T1">NDVI=-1.0507660616257088E7</text:span></text:p>
      <text:p text:style-name="P1"><text:span text:style-name="T1">IR=100.38185255198488</text:span></text:p>
      <text:p text:style-name="P1"><text:span text:style-name="T1">variance NDVI=2.4424068914159975E9</text:span></text:p>
      <text:p text:style-name="P1"><text:span text:style-name="T1">varianceIR=84.41849169426752</text:span></text:p>
      <text:p text:style-name="P2"/>
      <text:p text:style-name="P1"><text:span text:style-name="T1">NDVI=-1.0971450071833648E7</text:span></text:p>
      <text:p text:style-name="P1"><text:span text:style-name="T1">IR=88.07561436672968</text:span></text:p>
      <text:p text:style-name="P1"><text:span text:style-name="T1">variance NDVI=1.2248306166225744E7</text:span></text:p>
      <text:p text:style-name="P1"><text:span text:style-name="T1">varianceIR=154.04591544689555</text:span></text:p>
      <text:p text:style-name="P2"/>
      <text:p text:style-name="P1"><text:span text:style-name="T1">NDVI=-1.0428679782608695E7</text:span></text:p>
      <text:p text:style-name="P1"><text:span text:style-name="T1">IR=99.16635160680529</text:span></text:p>
      <text:p text:style-name="P1"><text:span text:style-name="T1">variance NDVI=1.6827161095546544E8</text:span></text:p>
      <text:p text:style-name="P1"><text:span text:style-name="T1">varianceIR=200.28606115237375</text:span></text:p>
      <text:p text:style-name="P2"/>
      <text:p text:style-name="P1"><text:span text:style-name="T1">NDVI=-1.2401493629489603E7</text:span></text:p>
      <text:p text:style-name="P1"><text:span text:style-name="T1">IR=73.58412098298676</text:span></text:p>
      <text:p text:style-name="P1"><text:span text:style-name="T1">variance NDVI=2.5139484685525746E9</text:span></text:p>
      <text:p text:style-name="P1"><text:span text:style-name="T1">varianceIR=244.25922396426432</text:span></text:p>
      <text:p text:style-name="P2"/>
      <text:p text:style-name="P1"><text:span text:style-name="T1">NDVI=-1.2424174971644612E7</text:span></text:p>
      <text:p text:style-name="P1"><text:span text:style-name="T1">IR=66.87334593572778</text:span></text:p>
      <text:p text:style-name="P1"><text:span text:style-name="T1">variance NDVI=3.6525891233880095E9</text:span></text:p>
      <text:p text:style-name="P1"><text:span text:style-name="T1">varianceIR=48.69292736168865</text:span></text:p>
      <text:p text:style-name="P2"/>
      <text:p text:style-name="P1"><text:span text:style-name="T1">NDVI=-1.2492955512287335E7</text:span></text:p>
      <text:p text:style-name="P1"><text:span text:style-name="T1">IR=63.708884688090734</text:span></text:p>
      <text:p text:style-name="P1"><text:span text:style-name="T1">variance NDVI=1.3621636130479198E9</text:span></text:p>
      <text:p text:style-name="P1"><text:span text:style-name="T1">varianceIR=17.69752406458677</text:span></text:p>
      <text:p text:style-name="P2"/>
      <text:p text:style-name="P1"><text:span text:style-name="T1">NDVI=-1.191290143289225E7</text:span></text:p>
      <text:p text:style-name="P1"><text:span text:style-name="T1">IR=73.56899810964083</text:span></text:p>
      <text:p text:style-name="P1"><text:span text:style-name="T1">variance NDVI=3.0226378052058406E7</text:span></text:p>
      <text:p text:style-name="P1"><text:span text:style-name="T1">varianceIR=15.255442442068878</text:span></text:p>
      <text:p text:style-name="P2"/>
      <text:p text:style-name="P1"><text:span text:style-name="T1">NDVI=-1.1689083293005671E7</text:span></text:p>
      <text:p text:style-name="P1"><text:span text:style-name="T1">IR=81.89413988657844</text:span></text:p>
      <text:p text:style-name="P1"><text:span text:style-name="T1">variance NDVI=8.997913012180617E7</text:span></text:p>
      <text:p text:style-name="P1"><text:span text:style-name="T1">varianceIR=125.10533455843265</text:span></text:p>
      <text:p text:style-name="P2"/>
      <text:p text:style-name="P1"><text:span text:style-name="T1">NDVI=-1.259244599810964E7</text:span></text:p>
      <text:p text:style-name="P1"><text:span text:style-name="T1">IR=64.30812854442344</text:span></text:p>
      <text:p text:style-name="P1"><text:span text:style-name="T1">variance NDVI=6.156838409413856E9</text:span></text:p>
      <text:p text:style-name="P1"><text:span text:style-name="T1">varianceIR=323.06296870348785</text:span></text:p>
      <text:p text:style-name="P2"/>
      <text:p text:style-name="P1"><text:span text:style-name="T1">NDVI=-1.1458667143667297E7</text:span></text:p>
      <text:p text:style-name="P1"><text:soft-page-break/><text:span text:style-name="T1">IR=76.26654064272212</text:span></text:p>
      <text:p text:style-name="P1"><text:span text:style-name="T1">variance NDVI=1.2174431349916089E9</text:span></text:p>
      <text:p text:style-name="P1"><text:span text:style-name="T1">varianceIR=138.58979771452584</text:span></text:p>
      <text:p text:style-name="P2"/>
      <text:p text:style-name="P1"><text:span text:style-name="T1">NDVI=-1.1144329170132326E7</text:span></text:p>
      <text:p text:style-name="P1"><text:span text:style-name="T1">IR=83.98676748582231</text:span></text:p>
      <text:p text:style-name="P1"><text:span text:style-name="T1">variance NDVI=9.214178217887695E8</text:span></text:p>
      <text:p text:style-name="P1"><text:span text:style-name="T1">varianceIR=164.96537709852237</text:span></text:p>
      <text:p text:style-name="P2"/>
      <text:p text:style-name="P1"><text:span text:style-name="T1">NDVI=-1.1192489899810964E7</text:span></text:p>
      <text:p text:style-name="P1"><text:span text:style-name="T1">IR=81.74480151228734</text:span></text:p>
      <text:p text:style-name="P1"><text:span text:style-name="T1">variance NDVI=5995353.5281724</text:span></text:p>
      <text:p text:style-name="P1"><text:span text:style-name="T1">varianceIR=286.56476517663907</text:span></text:p>
      <text:p text:style-name="P2"/>
      <text:p text:style-name="P1"><text:span text:style-name="T1">NDVI=-1.011598229678639E7</text:span></text:p>
      <text:p text:style-name="P1"><text:span text:style-name="T1">IR=107.89603024574669</text:span></text:p>
      <text:p text:style-name="P1"><text:span text:style-name="T1">variance NDVI=2.5758464429203425E7</text:span></text:p>
      <text:p text:style-name="P1"><text:span text:style-name="T1">varianceIR=60.55734405729128</text:span></text:p>
      <text:p text:style-name="P2"/>
      <text:p text:style-name="P1"><text:span text:style-name="T1">NDVI=-1.2048957370510397E7</text:span></text:p>
      <text:p text:style-name="P1"><text:span text:style-name="T1">IR=80.42155009451795</text:span></text:p>
      <text:p text:style-name="P1"><text:span text:style-name="T1">variance NDVI=3.8514687689265326E7</text:span></text:p>
      <text:p text:style-name="P1"><text:span text:style-name="T1">varianceIR=51.781890450902814</text:span></text:p>
      <text:p text:style-name="P2"/>
      <text:p text:style-name="P1"><text:span text:style-name="T1">NDVI=-1.2522639606805293E7</text:span></text:p>
      <text:p text:style-name="P1"><text:span text:style-name="T1">IR=69.80718336483932</text:span></text:p>
      <text:p text:style-name="P1"><text:span text:style-name="T1">variance NDVI=1.0951572880781525E8</text:span></text:p>
      <text:p text:style-name="P1"><text:span text:style-name="T1">varianceIR=56.263469853583935</text:span></text:p>
      <text:p text:style-name="P2"/>
      <text:p text:style-name="P1"><text:span text:style-name="T1">NDVI=-1.268148056899811E7</text:span></text:p>
      <text:p text:style-name="P1"><text:span text:style-name="T1">IR=61.60113421550095</text:span></text:p>
      <text:p text:style-name="P1"><text:span text:style-name="T1">variance NDVI=441801.2786806441</text:span></text:p>
      <text:p text:style-name="P1"><text:span text:style-name="T1">varianceIR=13.866803508708623</text:span></text:p>
      <text:p text:style-name="P2"/>
      <text:p text:style-name="P1"><text:span text:style-name="T1">NDVI=-1.2080064421550095E7</text:span></text:p>
      <text:p text:style-name="P1"><text:span text:style-name="T1">IR=67.44990548204159</text:span></text:p>
      <text:p text:style-name="P1"><text:span text:style-name="T1">variance NDVI=3.323924824445669E8</text:span></text:p>
      <text:p text:style-name="P1"><text:span text:style-name="T1">varianceIR=9.785278345577426</text:span></text:p>
      <text:p text:style-name="P2"/>
      <text:p text:style-name="P1"><text:span text:style-name="T1">NDVI=-1.1617890497164462E7</text:span></text:p>
      <text:p text:style-name="P1"><text:span text:style-name="T1">IR=78.62192816635161</text:span></text:p>
      <text:p text:style-name="P1"><text:span text:style-name="T1">variance NDVI=5.781944906906761E8</text:span></text:p>
      <text:p text:style-name="P1"><text:span text:style-name="T1">varianceIR=51.08467527762823</text:span></text:p>
      <text:p text:style-name="P2"/>
      <text:p text:style-name="P1"><text:span text:style-name="T1">NDVI=-1.1643855542533081E7</text:span></text:p>
      <text:p text:style-name="P1"><text:span text:style-name="T1">IR=73.13799621928166</text:span></text:p>
      <text:p text:style-name="P1"><text:span text:style-name="T1">variance NDVI=188.6385579915521</text:span></text:p>
      <text:p text:style-name="P1"><text:span text:style-name="T1">varianceIR=29.24781241392071</text:span></text:p>
      <text:p text:style-name="P2"/>
      <text:p text:style-name="P1"><text:span text:style-name="T1">NDVI=-1.12580153610586E7</text:span></text:p>
      <text:p text:style-name="P1"><text:span text:style-name="T1">IR=78.73345935727788</text:span></text:p>
      <text:p text:style-name="P1"><text:span text:style-name="T1">variance NDVI=6.859494247713661E7</text:span></text:p>
      <text:p text:style-name="P1"><text:span text:style-name="T1">varianceIR=77.7360593416643</text:span></text:p>
      <text:p text:style-name="P2"/>
      <text:p text:style-name="P1"><text:span text:style-name="T1">NDVI=-1.0860154973534971E7</text:span></text:p>
      <text:p text:style-name="P1"><text:span text:style-name="T1">IR=87.53686200378071</text:span></text:p>
      <text:p text:style-name="P1"><text:span text:style-name="T1">variance NDVI=7.748140636737095E7</text:span></text:p>
      <text:p text:style-name="P1"><text:span text:style-name="T1">varianceIR=99.39552627674014</text:span></text:p>
      <text:p text:style-name="P2"/>
      <text:p text:style-name="P1"><text:span text:style-name="T1">NDVI=-1.0473356829867674E7</text:span></text:p>
      <text:p text:style-name="P1"><text:span text:style-name="T1">IR=98.7164461247637</text:span></text:p>
      <text:p text:style-name="P1"><text:span text:style-name="T1">variance NDVI=4.2574218157183404E9</text:span></text:p>
      <text:p text:style-name="P1"><text:soft-page-break/><text:span text:style-name="T1">varianceIR=199.6113490627937</text:span></text:p>
      <text:p text:style-name="P2"/>
      <text:p text:style-name="P1"><text:span text:style-name="T1">NDVI=-1.0096016688090738E7</text:span></text:p>
      <text:p text:style-name="P1"><text:span text:style-name="T1">IR=110.34404536862004</text:span></text:p>
      <text:p text:style-name="P1"><text:span text:style-name="T1">variance NDVI=2158772.3078835546</text:span></text:p>
      <text:p text:style-name="P1"><text:span text:style-name="T1">varianceIR=4.9549945013671834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8T10:59:09.455068968</meta:creation-date>
    <dc:date>2014-04-28T10:59:57.483080632</dc:date>
    <meta:editing-duration>P0D</meta:editing-duration>
    <meta:editing-cycles>1</meta:editing-cycles>
    <meta:document-statistic meta:table-count="0" meta:image-count="0" meta:object-count="0" meta:page-count="9" meta:paragraph-count="402" meta:word-count="505" meta:character-count="10769" meta:non-whitespace-character-count="10666"/>
    <meta:generator>LibreOffice/4.2.3.3$Linux_x86 LibreOffice_project/420m0$Build-3</meta:generator>
  </office:meta>
</office:document-meta>
</file>